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Segoe UI_" svg:font-family="'Segoe UI_', 'Open Sans', Verdana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f391" officeooo:paragraph-rsid="0016f391"/>
    </style:style>
    <style:style style:name="P2" style:family="paragraph" style:parent-style-name="Standard">
      <style:text-properties fo:language="uk" fo:country="UA" officeooo:rsid="0016f391" officeooo:paragraph-rsid="0016f391"/>
    </style:style>
    <style:style style:name="P3" style:family="paragraph" style:parent-style-name="Text_20_body">
      <style:text-properties fo:font-variant="normal" fo:text-transform="none" fo:color="#999999" style:font-name="Courier New" fo:font-style="normal" fo:font-weight="normal" officeooo:paragraph-rsid="001817ee"/>
    </style:style>
    <style:style style:name="P4" style:family="paragraph" style:parent-style-name="Text_20_body">
      <style:text-properties fo:font-variant="normal" fo:text-transform="none" fo:color="#999999" style:font-name="Courier New" fo:font-style="normal" fo:font-weight="normal" officeooo:paragraph-rsid="00187536"/>
    </style:style>
    <style:style style:name="P5" style:family="paragraph" style:parent-style-name="Text_20_body">
      <style:text-properties fo:font-variant="normal" fo:text-transform="none" fo:color="#000000" style:font-name="Segoe UI_" fo:font-size="11pt" fo:font-style="normal" fo:font-weight="normal" officeooo:paragraph-rsid="00187536"/>
    </style:style>
    <style:style style:name="P6" style:family="paragraph" style:parent-style-name="Text_20_body">
      <style:text-properties officeooo:paragraph-rsid="00187536"/>
    </style:style>
    <style:style style:name="P7" style:family="paragraph" style:parent-style-name="Text_20_body">
      <style:paragraph-properties fo:margin-left="0cm" fo:margin-right="0cm" fo:margin-top="0cm" fo:margin-bottom="0.247cm" loext:contextual-spacing="false" style:line-height-at-least="0.529cm" fo:orphans="2" fo:widows="2" fo:text-indent="0cm" style:auto-text-indent="false"/>
      <style:text-properties fo:font-variant="normal" fo:text-transform="none" fo:color="#000000" style:font-name="Segoe UI_" fo:font-size="11pt" fo:font-style="normal" fo:font-weight="normal"/>
    </style:style>
    <style:style style:name="P8" style:family="paragraph" style:parent-style-name="Text_20_body" style:list-style-name="L10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000000" style:font-name="Segoe UI_" fo:font-size="11pt" fo:font-style="normal" fo:font-weight="normal"/>
    </style:style>
    <style:style style:name="P9" style:family="paragraph" style:parent-style-name="Text_20_body" style:list-style-name="L11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000000" style:font-name="Segoe UI_" fo:font-size="11pt" fo:font-style="italic" fo:font-weight="normal"/>
    </style:style>
    <style:style style:name="P10" style:family="paragraph" style:parent-style-name="Text_20_body" style:list-style-name="L10">
      <style:paragraph-properties style:line-height-at-least="0.529cm" fo:orphans="2" fo:widows="2" fo:padding="0cm" fo:border="none"/>
      <style:text-properties fo:font-variant="normal" fo:text-transform="none" fo:color="#000000" style:font-name="Segoe UI_" fo:font-size="11pt" fo:font-style="normal" fo:font-weight="normal"/>
    </style:style>
    <style:style style:name="P11" style:family="paragraph" style:parent-style-name="Text_20_body" style:list-style-name="L11">
      <style:paragraph-properties style:line-height-at-least="0.529cm" fo:orphans="2" fo:widows="2" fo:padding="0cm" fo:border="none"/>
      <style:text-properties fo:font-variant="normal" fo:text-transform="none" fo:color="#000000" style:font-name="Segoe UI_" fo:font-size="11pt" fo:font-style="italic" fo:font-weight="normal"/>
    </style:style>
    <style:style style:name="P12" style:family="paragraph" style:parent-style-name="Heading_20_1">
      <style:text-properties fo:language="en" fo:country="US" officeooo:rsid="00187536" officeooo:paragraph-rsid="00187536"/>
    </style:style>
    <style:style style:name="T1" style:family="text">
      <style:text-properties fo:font-style="italic"/>
    </style:style>
    <style:style style:name="T2" style:family="text">
      <style:text-properties fo:language="ru" fo:country="RU" officeooo:rsid="0016881c"/>
    </style:style>
    <style:style style:name="T3" style:family="text">
      <style:text-properties fo:language="en" fo:country="US" officeooo:rsid="0016881c"/>
    </style:style>
    <style:style style:name="T4" style:family="text">
      <style:text-properties fo:language="en" fo:country="US" officeooo:rsid="00187536"/>
    </style:style>
    <style:style style:name="T5" style:family="text">
      <style:text-properties fo:color="#000000" fo:language="ru" fo:country="RU" officeooo:rsid="0016881c"/>
    </style:style>
    <style:style style:name="T6" style:family="text">
      <style:text-properties fo:color="#000000" fo:language="ru" fo:country="RU" officeooo:rsid="0017a7bd"/>
    </style:style>
    <style:style style:name="T7" style:family="text">
      <style:text-properties fo:color="#000000" fo:language="ru" fo:country="RU" officeooo:rsid="001817ee"/>
    </style:style>
    <style:style style:name="T8" style:family="text">
      <style:text-properties fo:color="#000000" fo:language="ru" fo:country="RU" officeooo:rsid="00187536"/>
    </style:style>
    <style:style style:name="T9" style:family="text">
      <style:text-properties fo:color="#000000" fo:language="en" fo:country="US" officeooo:rsid="0017a7bd"/>
    </style:style>
    <style:style style:name="T10" style:family="text">
      <style:text-properties fo:color="#000000" fo:language="en" fo:country="US" officeooo:rsid="001817ee"/>
    </style:style>
    <style:style style:name="T11" style:family="text">
      <style:text-properties fo:color="#000000" fo:language="en" fo:country="US" officeooo:rsid="00187536"/>
    </style:style>
    <style:style style:name="T12" style:family="text">
      <style:text-properties fo:color="#000000" style:font-name="Segoe UI_" fo:font-size="10.5pt" fo:letter-spacing="normal" fo:language="ru" fo:country="RU" officeooo:rsid="001817ee"/>
    </style:style>
    <style:style style:name="T13" style:family="text">
      <style:text-properties fo:color="#000000" style:font-name="Segoe UI_" fo:font-size="10.5pt" fo:letter-spacing="normal" fo:language="ru" fo:country="RU" officeooo:rsid="00187536"/>
    </style:style>
    <style:style style:name="T14" style:family="text">
      <style:text-properties fo:color="#000000" fo:letter-spacing="normal" fo:language="ru" fo:country="RU" officeooo:rsid="001817ee"/>
    </style:style>
    <style:style style:name="T15" style:family="text">
      <style:text-properties fo:color="#2e92cf" style:text-line-through-style="none" style:text-line-through-type="none" style:font-name="Segoe UI_" fo:font-size="10.5pt" fo:letter-spacing="normal" fo:language="ru" fo:country="RU" style:text-underline-style="none" officeooo:rsid="001817ee" style:text-blinking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0.26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3.select("body")</text:span> - находит <text:span text:style-name="T1">body</text:span> элемент в DOM'e, и передает ссылку на него следующему методу в цепочке.</text:p>
      <text:p text:style-name="P7"><text:span text:style-name="T1">.selectAll("p")</text:span> - выбирает все параграфы, расположенные в <text:span text:style-name="T1">body</text:span>. Так как они еще не существуют, то в выборке ничего нет. Эта пустая выборка должна представлять собой набор параграфов; они будут вскоре созданы.</text:p>
      <text:p text:style-name="P7"><text:span text:style-name="T1">.data(dataset)</text:span> - считает количество значений и анализирует их. В нашем наборе 5 значений, так что все методы, вызываемые после этого, будут выполняться пять раз, то есть по разу на каждое значение.</text:p>
      <text:p text:style-name="P7"><text:span text:style-name="T1">.enter()</text:span> - Чтобы создать новый, привязанный к данным элемент, мы используем метод <text:span text:style-name="T1">enter()</text:span>. Сначала метод смотрит на DOM, а потом на данные, переданные ему. Если данных больше, чем элементов, значит <text:span text:style-name="T1">enter()</text:span> создает новый промежуточный элемент. Дальше он возвращает ссылку на этот промежуточный элемент, после чего вызывается следующий метод.</text:p>
      <text:p text:style-name="P7"><text:span text:style-name="T1">.append("p")</text:span> - берет промежуточный элемент, созданный с помощью метода <text:span text:style-name="T1">enter()</text:span>, и добавляет <text:span text:style-name="T1">p</text:span>-элемент вместо него в DOM. Ура, товарищи! Дальше метод возвращает ссылку на уже нормальный вновь созданный элемент, и мы переходим к следующему шагу в нашей цепочке.</text:p>
      <text:p text:style-name="P7"><text:span text:style-name="T1">.text("New paragraph!")</text:span> - берет ссылку на вновь созданный <text:span text:style-name="T1">p</text:span>-элемент и вставляет в него текстовое значение.</text:p>
      <text:p text:style-name="Standard">__<text:span text:style-name="T3">data__ <text:s/>- </text:span><text:span text:style-name="T2">атрибут в котором хранятся данные</text:span></text:p>
      <text:p text:style-name="P2">Доступ к атрибуту:</text:p>
      <text:p text:style-name="P1"><text:span text:style-name="T2"><text:tab/><text:tab/><text:tab/>var dataset = [ 5, 10, 15, 20, 25 ];</text:span></text:p>
      <text:p text:style-name="P1"><text:span text:style-name="T2"><text:tab/><text:tab/><text:tab/></text:span></text:p>
      <text:p text:style-name="P1"><text:span text:style-name="T2"><text:tab/><text:tab/><text:tab/>d3.select("body").selectAll("p")</text:span></text:p>
      <text:p text:style-name="P1"><text:span text:style-name="T2"><text:tab/><text:tab/><text:tab/><text:tab/>.data(dataset)</text:span></text:p>
      <text:p text:style-name="P1"><text:span text:style-name="T2"><text:tab/><text:tab/><text:tab/><text:tab/>.enter()</text:span></text:p>
      <text:p text:style-name="P1"><text:span text:style-name="T2"><text:tab/><text:tab/><text:tab/><text:tab/>.append("p")</text:span></text:p>
      <text:p text:style-name="P1"><text:span text:style-name="T2"><text:tab/><text:tab/><text:tab/><text:tab/>.text(function(d) {</text:span></text:p>
      <text:p text:style-name="P1"><text:span text:style-name="T2"><text:tab/><text:tab/><text:tab/><text:tab/><text:tab/>return "I can count up to " + d;</text:span></text:p>
      <text:p text:style-name="P1"><text:span text:style-name="T2"><text:tab/><text:tab/><text:tab/><text:tab/>})</text:span></text:p>
      <text:p text:style-name="P1"><text:span text:style-name="T2"><text:tab/><text:tab/><text:tab/><text:tab/>.style("color", function(d) {</text:span></text:p>
      <text:p text:style-name="P1"><text:span text:style-name="T2"><text:tab/><text:tab/><text:tab/><text:tab/><text:tab/>if (d &gt; 15) {<text:tab/>//Threshold of 15</text:span></text:p>
      <text:p text:style-name="P1"><text:span text:style-name="T2"><text:tab/><text:tab/><text:tab/><text:tab/><text:tab/><text:tab/>return "red";</text:span></text:p>
      <text:p text:style-name="P1"><text:span text:style-name="T2"><text:tab/><text:tab/><text:tab/><text:tab/><text:tab/>} else {</text:span></text:p>
      <text:p text:style-name="P1"><text:span text:style-name="T2"><text:tab/><text:tab/><text:tab/><text:tab/><text:tab/><text:tab/>return "black";</text:span></text:p>
      <text:p text:style-name="P1"><text:span text:style-name="T2"><text:tab/><text:tab/><text:tab/><text:tab/><text:tab/>}</text:span></text:p>
      <text:p text:style-name="P1"><text:span text:style-name="T2"><text:tab/><text:tab/><text:tab/><text:tab/>});</text:span></text:p>
      <text:p text:style-name="P1"><text:span text:style-name="T2"><text:tab/><text:tab/><text:tab/></text:span></text:p>
      <text:p text:style-name="P3"><text:span text:style-name="T5">.attr("class", "bar") <text:s/></text:span><text:span text:style-name="T6">установка </text:span><text:span text:style-name="T9">HTML </text:span><text:span text:style-name="T6">атрибута (</text:span><text:span text:style-name="T9">class='bar');</text:span></text:p>
      <text:p text:style-name="P3"><text:span text:style-name="T10">.classed("bar", true) – </text:span><text:span text:style-name="T7">установка/удаление класса</text:span></text:p>
      <text:p text:style-name="P3"><text:span text:style-name="T12">Метод </text:span><text:a xlink:type="simple" xlink:href="https://github.com/mbostock/d3/wiki/Selections#style" text:style-name="Internet_20_link" text:visited-style-name="Visited_20_Internet_20_Link"><text:span text:style-name="T15">style()</text:span></text:a><text:span text:style-name="T14"> </text:span><text:span text:style-name="T12">используется для установки CSS-свойств и значений напрямую. HTML-элем</text:span><text:span text:style-name="T13">е</text:span><text:span text:style-name="T12">н</text:span><text:span text:style-name="T13">т</text:span><text:span text:style-name="T12">у</text:span><text:span text:style-name="T7"> </text:span><text:span text:style-name="T8">(аналогично &lt;div style="height: 75px;"&gt;&lt;/div&gt; )</text:span></text:p>
      <text:p text:style-name="P1"><text:span text:style-name="T2"/></text:p>
      <text:p text:style-name="P1"><text:span text:style-name="T2"/></text:p>
      <text:p text:style-name="P1"><text:span text:style-name="T2"/></text:p>
      <text:h text:style-name="P12" text:outline-level="1"><text:bookmark text:name="SVG"/><text:soft-page-break/>SVG</text:h>
      <text:p text:style-name="P4"><text:span text:style-name="T11">&lt;rect x="0" y="0" width="500" height="50"/&gt;</text:span></text:p>
      <text:p text:style-name="P4"><text:span text:style-name="T11">&lt;circle cx="250" cy="25" r="25"/&gt;</text:span></text:p>
      <text:p text:style-name="P4"><text:span text:style-name="T11">&lt;ellipse cx="250" cy="25" rx="100" ry="25"/&gt;</text:span></text:p>
      <text:p text:style-name="P4"><text:span text:style-name="T11">&lt;line x1="0" y1="0" x2="500" y2="50" stroke="black"/&gt;</text:span></text:p>
      <text:p text:style-name="P4"><text:span text:style-name="T11">&lt;text x="250" y="25"&gt;Easy-peasy&lt;/text&gt;</text:span></text:p>
      <text:p text:style-name="P4"><text:span text:style-name="T11">&lt;text x="250" y="25" font-family="sans-serif" font-size="25" fill="gray"&gt;Easy-peasy&lt;/text&gt;</text:span></text:p>
      <text:p text:style-name="P5"><text:span text:style-name="T4">Общие SVG свойства перечислены ниже:</text:span></text:p>
      <text:list xml:id="list5857564729062670676" text:style-name="L10">
        <text:list-item>
          <text:p text:style-name="P8"><text:span text:style-name="T1">fill</text:span> - заливка. Цветовое значение. Также как и в CSS цвет может быть указан несколькими способами:</text:p>
          <text:list>
            <text:list-item>
              <text:list>
                <text:list-item>
                  <text:p text:style-name="P8">по имени: orange;</text:p>
                </text:list-item>
                <text:list-item>
                  <text:p text:style-name="P8">значение в шестнадцатиричной системе счисления: <text:span text:style-name="T1">#3388aa</text:span>, <text:span text:style-name="T1">#38a</text:span>;</text:p>
                </text:list-item>
                <text:list-item>
                  <text:p text:style-name="P8">значение в формате RGB: <text:span text:style-name="T1">rgb(10, 150, 20)</text:span>;</text:p>
                </text:list-item>
                <text:list-item>
                  <text:p text:style-name="P8">значение в формате RGBA: <text:span text:style-name="T1">rgba(10, 150, 20, 0.5)</text:span>.</text:p>
                </text:list-item>
              </text:list>
            </text:list-item>
          </text:list>
        </text:list-item>
        <text:list-item>
          <text:p text:style-name="P8"><text:span text:style-name="T1">stroke</text:span> - рамка. Цветовое значение.</text:p>
        </text:list-item>
        <text:list-item>
          <text:p text:style-name="P8"><text:span text:style-name="T1">stroke-width</text:span> - ширина рамки(обычно в пикселях).</text:p>
        </text:list-item>
        <text:list-item>
          <text:p text:style-name="P10"><text:span text:style-name="T1">opacity</text:span> - прозрачность. Числовое значение в промежутке от 0.0(полностью прозрачно) до 1.0(полностью видимо).</text:p>
        </text:list-item>
      </text:list>
      <text:p text:style-name="P7">С <text:span text:style-name="T1">text</text:span> также можно использовать следующие свойства:</text:p>
      <text:list xml:id="list5821242619075630564" text:style-name="L11">
        <text:list-item>
          <text:p text:style-name="P9">font-family</text:p>
        </text:list-item>
        <text:list-item>
          <text:p text:style-name="P11">font-size</text:p>
        </text:list-item>
      </text:list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Segoe UI_" svg:font-family="'Segoe UI_', 'Open Sans', Verdana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7S</meta:editing-duration>
    <meta:editing-cycles>7</meta:editing-cycles>
    <meta:generator>LibreOffice/5.0.4.2$Windows_X86_64 LibreOffice_project/2b9802c1994aa0b7dc6079e128979269cf95bc78</meta:generator>
    <dc:date>2019-07-03T22:29:37.499000000</dc:date>
    <meta:document-statistic meta:table-count="0" meta:image-count="0" meta:object-count="0" meta:page-count="2" meta:paragraph-count="47" meta:word-count="379" meta:character-count="2725" meta:non-whitespace-character-count="2326"/>
    <meta:user-defined meta:name="Info 1"/>
    <meta:user-defined meta:name="Info 2"/>
    <meta:user-defined meta:name="Info 3"/>
    <meta:user-defined meta:name="Info 4"/>
  </office:meta>
</office:document-meta>
</file>